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E540013573895E9D.png" manifest:media-type="image/png"/>
  <manifest:file-entry manifest:full-path="Pictures/1000020100000500000002D060C19ABA5FD7FEED.png" manifest:media-type="image/png"/>
  <manifest:file-entry manifest:full-path="Pictures/1000020100000500000002D0C620E741E09E4EA7.png" manifest:media-type="image/png"/>
  <manifest:file-entry manifest:full-path="Pictures/1000020100000500000002D0229702A03F5FBF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8" style:family="presentation" style:parent-style-name="Bubbles-subtitle" style:list-style-name="L1">
      <style:graphic-properties draw:stroke="solid" svg:stroke-color="#ff950e" draw:fill="solid" draw:fill-color="#ffff99" draw:textarea-horizontal-align="justify" draw:textarea-vertical-align="top" draw:auto-grow-height="true" fo:min-height="10.177cm" fo:padding-top="0.203cm" fo:padding-bottom="0.203cm" fo:padding-left="0.203cm" fo:padding-right="0.203cm"/>
    </style:style>
    <style:style style:name="pr9" style:family="presentation" style:parent-style-name="Bubbles-subtitle" style:list-style-name="L1">
      <style:graphic-properties draw:stroke="solid" svg:stroke-color="#ff950e" draw:fill="solid" draw:fill-color="#ffff99" draw:textarea-horizontal-align="justify" draw:textarea-vertical-align="top" draw:auto-grow-height="true" fo:min-height="10.177cm" fo:padding-top="0.203cm" fo:padding-bottom="0.203cm" fo:padding-left="0.203cm" fo:padding-right="0.203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9" style:family="paragraph">
      <style:text-properties fo:color="#99ffff" style:font-name="Ferrum" fo:font-size="32pt" fo:background-color="transparent" style:font-size-asian="40pt" style:font-size-complex="40pt"/>
    </style:style>
    <style:style style:name="P10" style:family="paragraph">
      <style:paragraph-properties fo:text-align="start"/>
      <style:text-properties fo:font-size="48pt" style:font-size-asian="48pt" style:font-size-complex="48pt"/>
    </style:style>
    <style:style style:name="P11" style:family="paragraph">
      <loext:graphic-properties draw:fill-color="#ffffff"/>
      <style:paragraph-properties fo:text-align="start"/>
      <style:text-properties style:font-name="Ubuntu3" fo:font-size="48pt" style:font-size-asian="48pt" style:font-size-complex="4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5" style:family="paragraph">
      <loext:graphic-properties draw:fill="none" draw:fill-color="#ffffff"/>
      <style:paragraph-properties fo:text-align="start"/>
      <style:text-properties fo:font-size="18pt"/>
    </style:style>
    <style:style style:name="P16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7" style:family="paragraph">
      <loext:graphic-properties draw:fill="solid" draw:fill-color="#ffff99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8" style:family="paragraph">
      <style:paragraph-properties fo:text-align="start"/>
      <style:text-properties fo:font-size="21pt"/>
    </style:style>
    <style:style style:name="P19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48pt" style:font-size-asian="48pt" style:font-size-complex="48pt"/>
    </style:style>
    <style:style style:name="T6" style:family="text">
      <style:text-properties fo:color="#333333" style:font-name="Ferrum" fo:font-size="88pt" style:font-size-asian="88pt" style:font-size-complex="88pt"/>
    </style:style>
    <style:style style:name="T7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18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style:text-position="0% 100%" style:font-name="Ubuntu3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text-position="0% 100%"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" style:family="text">
      <style:text-properties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style:text-position="-33% 58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style:text-position="0% 100%" style:font-name="Ubuntu3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style:text-position="-33% 58%"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style:font-name="Ubuntu3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font-name="Ubuntu3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style:font-name="Ubuntu3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style:text-position="0% 100%" style:font-name="Ubuntu3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style:font-name="Ubuntu3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Graph Theory Introduction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3-26">Mar 26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6.203cm" svg:height="12.064cm" svg:x="1.114cm" svg:y="2.975cm">
          <draw:text-box>
            <text:p text:style-name="P5"><text:span text:style-name="T3">Now we’re starting a whole new topic – graph theory. We need to cover some terminology and notation first.</text:span></text:p>
          </draw:text-box>
        </draw:frame>
        <draw:frame presentation:style-name="pr4" draw:text-style-name="P8" draw:layer="layout" svg:width="22.292cm" svg:height="1.971cm" svg:x="3.284cm" svg:y="0.226cm" presentation:class="title" presentation:user-transformed="true">
          <draw:text-box>
            <text:p text:style-name="P7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11" draw:layer="layout" svg:width="26.017cm" svg:height="11.793cm" svg:x="1.263cm" svg:y="3.087cm">
          <draw:text-box>
            <text:p text:style-name="P10"><text:span text:style-name="T5">1. Intro to Graphs</text:span></text:p>
            <text:p text:style-name="P10"><text:span text:style-name="T5"/></text:p>
            <text:p text:style-name="P10"><text:span text:style-name="T5">2. Terminology</text:span></text:p>
            <text:p text:style-name="P10"><text:span text:style-name="T5"/></text:p>
            <text:p text:style-name="P10"><text:span text:style-name="T5">3. Euler</text:span></text:p>
            <text:p text:style-name="P10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Intro to Graph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. Intro to Graphs</text:span></text:p>
          </draw:text-box>
        </draw:frame>
        <draw:frame draw:style-name="gr3" draw:text-style-name="P14" draw:layer="layout" svg:width="1.831cm" svg:height="1.205cm" svg:x="26.194cm" svg:y="14.851cm">
          <draw:text-box>
            <text:p text:style-name="P13"><text:span text:style-name="T7">(</text:span><text:span text:style-name="T7"><text:page-number>&lt;number&gt;</text:page-number></text:span><text:span text:style-name="T7">/</text:span><text:span text:style-name="T7"><text:page-count>10</text:page-count></text:span><text:span text:style-name="T7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7"><text:span text:style-name="T9">Expected Value</text:span></text:p>
            <text:p text:style-name="P7"><text:span text:style-name="T10">E[X] = x1 * Prob(X = x1) + …</text:span></text:p>
            <text:p text:style-name="P7"><text:span text:style-name="T10"><text:tab/></text:span><text:span text:style-name="T10">+ xn * Prob(X = xn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7" draw:text-style-name="P16" draw:layer="layout" svg:width="20.448cm" svg:height="12.288cm" svg:x="0.661cm" svg:y="2.804cm">
          <draw:text-box>
            <text:p text:style-name="P2"><text:span text:style-name="T12">In this code, we have a function that “rolls” the dice, and we run the trial any amount of times.</text:span></text:p>
            <text:p text:style-name="P2"><text:span text:style-name="T12"/></text:p>
            <text:p text:style-name="P2"><text:span text:style-name="T12">Once we’re done with the trials, we average the values toge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Terminolog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. Average Value</text:span></text:p>
          </draw:text-box>
        </draw:frame>
        <draw:frame draw:style-name="gr3" draw:text-style-name="P14" draw:layer="layout" svg:width="1.831cm" svg:height="1.205cm" svg:x="26.194cm" svg:y="14.851cm">
          <draw:text-box>
            <text:p text:style-name="P13"><text:span text:style-name="T7">(</text:span><text:span text:style-name="T7"><text:page-number>&lt;number&gt;</text:page-number></text:span><text:span text:style-name="T7">/</text:span><text:span text:style-name="T7"><text:page-count>10</text:page-count></text:span><text:span text:style-name="T7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7"><text:span text:style-name="T9">Expected Value</text:span></text:p>
            <text:p text:style-name="P7"><text:span text:style-name="T10">E[X] = x1 * Prob(X = x1) + …</text:span></text:p>
            <text:p text:style-name="P7"><text:span text:style-name="T10"><text:tab/></text:span><text:span text:style-name="T10">+ xn * Prob(X = xn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8" draw:text-style-name="P17" draw:layer="layout" svg:width="19.791cm" svg:height="10.583cm" svg:x="0.876cm" svg:y="2.918cm">
          <draw:text-box>
            <text:p text:style-name="P2"><text:span text:style-name="T13">For a given probability experiment, let </text:span><text:span text:style-name="T14">X</text:span><text:span text:style-name="T15"> be a random variable whose possible values come from the set of numbers { x</text:span><text:span text:style-name="T16">1</text:span><text:span text:style-name="T15">, …, x</text:span><text:span text:style-name="T16">n</text:span><text:span text:style-name="T15"> }. Then the </text:span><text:span text:style-name="T17">expected value</text:span><text:span text:style-name="T15"> of </text:span><text:span text:style-name="T14">X</text:span><text:span text:style-name="T15">, denoted by </text:span><text:span text:style-name="T14">E[X]</text:span><text:span text:style-name="T15">, is the sum</text:span></text:p>
            <text:p text:style-name="P2"><text:span text:style-name="T15"/></text:p>
            <text:p text:style-name="P7"><text:span text:style-name="T18">x</text:span><text:span text:style-name="T19">1</text:span><text:span text:style-name="T18"> * Prob(X = x</text:span><text:span text:style-name="T19">1</text:span><text:span text:style-name="T18">) + x</text:span><text:span text:style-name="T19">2</text:span><text:span text:style-name="T18"> * Prob(X = x</text:span><text:span text:style-name="T19">2</text:span><text:span text:style-name="T18">) + … + x</text:span><text:span text:style-name="T19">n</text:span><text:span text:style-name="T18"> * Prob(X = x</text:span><text:span text:style-name="T19">n</text:span><text:span text:style-name="T18">)</text:span></text:p>
            <text:p text:style-name="P7"><text:span text:style-name="T18"/></text:p>
            <text:p text:style-name="P2"><text:span text:style-name="T20">This is sometimes called the </text:span><text:span text:style-name="T21">average value</text:span><text:span text:style-name="T22"> of the random variable, thinking of the average of the values </text:span><text:span text:style-name="T23">X</text:span><text:span text:style-name="T22"> takes on over many repetitions of the experiment.</text:span></text:p>
            <text:p text:style-name="P2"><text:span text:style-name="T15"/></text:p>
            <text:p text:style-name="P13"><text:span text:style-name="T24">From Discrete Mathematics, Ensley &amp; Crawley, page 46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Eul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. Average Value</text:span></text:p>
          </draw:text-box>
        </draw:frame>
        <draw:frame draw:style-name="gr3" draw:text-style-name="P14" draw:layer="layout" svg:width="1.831cm" svg:height="1.205cm" svg:x="26.194cm" svg:y="14.851cm">
          <draw:text-box>
            <text:p text:style-name="P13"><text:span text:style-name="T7">(</text:span><text:span text:style-name="T7"><text:page-number>&lt;number&gt;</text:page-number></text:span><text:span text:style-name="T7">/</text:span><text:span text:style-name="T7"><text:page-count>10</text:page-count></text:span><text:span text:style-name="T7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7"><text:span text:style-name="T9">Expected Value</text:span></text:p>
            <text:p text:style-name="P7"><text:span text:style-name="T10">E[X] = x1 * Prob(X = x1) + …</text:span></text:p>
            <text:p text:style-name="P7"><text:span text:style-name="T10"><text:tab/></text:span><text:span text:style-name="T10">+ xn * Prob(X = xn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9" draw:text-style-name="P17" draw:layer="layout" svg:width="19.791cm" svg:height="10.583cm" svg:x="0.876cm" svg:y="2.918cm">
          <draw:text-box>
            <text:p text:style-name="P2"><text:span text:style-name="T13">For a given probability experiment, let </text:span><text:span text:style-name="T14">X</text:span><text:span text:style-name="T15"> be a random variable whose possible values come from the set of numbers { x</text:span><text:span text:style-name="T16">1</text:span><text:span text:style-name="T15">, …, x</text:span><text:span text:style-name="T16">n</text:span><text:span text:style-name="T15"> }. Then the </text:span><text:span text:style-name="T17">expected value</text:span><text:span text:style-name="T15"> of </text:span><text:span text:style-name="T14">X</text:span><text:span text:style-name="T15">, denoted by </text:span><text:span text:style-name="T14">E[X]</text:span><text:span text:style-name="T15">, is the sum</text:span></text:p>
            <text:p text:style-name="P2"><text:span text:style-name="T15"/></text:p>
            <text:p text:style-name="P7"><text:span text:style-name="T18">x</text:span><text:span text:style-name="T19">1</text:span><text:span text:style-name="T18"> * Prob(X = x</text:span><text:span text:style-name="T19">1</text:span><text:span text:style-name="T18">) + x</text:span><text:span text:style-name="T19">2</text:span><text:span text:style-name="T18"> * Prob(X = x</text:span><text:span text:style-name="T19">2</text:span><text:span text:style-name="T18">) + … + x</text:span><text:span text:style-name="T19">n</text:span><text:span text:style-name="T18"> * Prob(X = x</text:span><text:span text:style-name="T19">n</text:span><text:span text:style-name="T18">)</text:span></text:p>
            <text:p text:style-name="P7"><text:span text:style-name="T18"/></text:p>
            <text:p text:style-name="P2"><text:span text:style-name="T20">This is sometimes called the </text:span><text:span text:style-name="T21">average value</text:span><text:span text:style-name="T22"> of the random variable, thinking of the average of the values </text:span><text:span text:style-name="T23">X</text:span><text:span text:style-name="T22"> takes on over many repetitions of the experiment.</text:span></text:p>
            <text:p text:style-name="P2"><text:span text:style-name="T15"/></text:p>
            <text:p text:style-name="P13"><text:span text:style-name="T24">From Discrete Mathematics, Ensley &amp; Crawley, page 46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10" draw:text-style-name="P19" draw:layer="layout" svg:width="25.599cm" svg:height="11.793cm" svg:x="1.264cm" svg:y="3.088cm">
          <draw:text-box>
            <text:p text:style-name="P18"><text:span text:style-name="T25">Now we’ve covered the major parts of Chapter 6 – Finding probability, using the Sum and Product rules, and finding Expected Valu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3-26T19:15:27.908774131</dc:date>
    <meta:editing-duration>P1DT13H21M10S</meta:editing-duration>
    <meta:editing-cycles>1830</meta:editing-cycles>
    <meta:generator>LibreOffice/5.1.6.2$Linux_X86_64 LibreOffice_project/10m0$Build-2</meta:generator>
    <meta:document-statistic meta:object-count="64"/>
  </office:meta>
</office:document-meta>
</file>